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oll No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Regn No</text:p>
          </table:table-cell>
          <table:table-cell table:style-name="ce1" office:value-type="string" calcext:value-type="string">
            <text:p>Marks</text:p>
          </table:table-cell>
        </table:table-row>
        <table:table-row table:style-name="ro1">
          <table:table-cell office:value-type="string" calcext:value-type="string">
            <text:p>Abhishek</text:p>
          </table:table-cell>
          <table:table-cell office:value-type="float" office:value="101" calcext:value-type="float">
            <text:p>101</text:p>
          </table:table-cell>
          <table:table-cell office:value-type="float" office:value="23" calcext:value-type="float">
            <text:p>23</text:p>
          </table:table-cell>
          <table:table-cell office:value-type="float" office:value="1501202149" calcext:value-type="float">
            <text:p>15012021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bhijit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1501202149" calcext:value-type="float">
            <text:p>15012021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rshad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1501202149" calcext:value-type="float">
            <text:p>150120214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1501202149" calcext:value-type="float">
            <text:p>150120214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ishsikesh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1501202149" calcext:value-type="float">
            <text:p>15012021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nuj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1501202149" calcext:value-type="float">
            <text:p>15012021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aveen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1501202149" calcext:value-type="float">
            <text:p>150120214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ushil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1501202149" calcext:value-type="float">
            <text:p>150120214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hetan</text:p>
          </table:table-cell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office:value-type="float" office:value="1501202149" calcext:value-type="float">
            <text:p>150120214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uhail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1501202149" calcext:value-type="float">
            <text:p>150120214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anjay</text:p>
          </table:table-cell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1501202149" calcext:value-type="float">
            <text:p>150120214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Rupak</text:p>
          </table:table-cell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1501202149" calcext:value-type="float">
            <text:p>1501202149</text:p>
          </table:table-cell>
          <table:table-cell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25T15:34:48.250254669</dc:date>
    <meta:editing-duration>PT8M57S</meta:editing-duration>
    <meta:editing-cycles>1</meta:editing-cycles>
    <meta:generator>LibreOffice/6.3.3.2$Linux_X86_64 LibreOffice_project/30$Build-2</meta:generator>
    <meta:document-statistic meta:table-count="1" meta:cell-count="65" meta:object-count="0"/>
  </office:meta>
</office:document-meta>
</file>